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FreeSans1" svg:font-family="FreeSans" style:font-family-generic="swiss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3pt" fo:language="es" fo:country="ES" style:font-size-asian="13pt" style:font-size-complex="13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3pt" fo:language="es" fo:country="ES" officeooo:paragraph-rsid="005285ba" style:font-size-asian="13pt" style:font-size-complex="13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3pt" fo:language="es" fo:country="ES" officeooo:paragraph-rsid="00359d4f" style:font-size-asian="13pt" style:font-size-complex="13pt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3pt" fo:language="es" fo:country="ES" officeooo:paragraph-rsid="00549526" style:font-size-asian="13pt" style:font-size-complex="13pt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3pt" fo:language="es" fo:country="ES" officeooo:paragraph-rsid="0067e4a7" style:font-size-asian="13pt" style:font-size-complex="13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>
        <style:tab-stops/>
      </style:paragraph-properties>
      <style:text-properties style:font-name="Liberation Sans1" fo:font-size="13pt" fo:language="es" fo:country="ES" officeooo:paragraph-rsid="00549526" style:font-size-asian="13pt" style:font-size-complex="13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for each="item in records"&gt;</text:placeholder></text:p>
      <text:p text:style-name="P2"><text:placeholder text:placeholder-type="text">&lt;for each="line in (item.party.full_name + (item.address.name and ('\n' + item.address.name) or '') + '\n' + item.address.street).split('\n')"&gt;</text:placeholder></text:p>
      <text:p text:style-name="P1"><text:placeholder text:placeholder-type="text">&lt;line&gt;</text:placeholder></text:p>
      <text:p text:style-name="P1"><text:placeholder text:placeholder-type="text">&lt;/for&gt;</text:placeholder></text:p>
      <text:p text:style-name="P3"><text:soft-page-break/><text:placeholder text:placeholder-type="text">&lt;item.address.zip + ' ' + item.address.city&gt;</text:placeholder><text:placeholder text:placeholder-type="text">&lt;(item.address.subdivision and (' (' + item.address.subdivision.name + ')') or '')&gt;</text:placeholder></text:p>
      <text:p text:style-name="P4"><text:placeholder text:placeholder-type="text">&lt;(item.address.country and (item.address.country.name=='España' and '\n' or item.address.country.name) or '')&gt;</text:placeholder></text:p>
      <text:p text:style-name="P4"><text:soft-page-break/><text:placeholder text:placeholder-type="text">&lt;for each=" i in range(4 - len((item.party.full_name + (item.address.name and ('\n' + item.address.name) or '') + '\n' + item.address.street).split('\n')))"&gt;</text:placeholder></text:p>
      <text:p text:style-name="P6"/>
      <text:p text:style-name="P5"><text:placeholder text:placeholder-type="text">&lt;/for&gt;</text:placeholder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FreeSans1" svg:font-family="FreeSans" style:font-family-generic="swiss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.6cm" fo:page-height="12cm" style:num-format="1" style:print-orientation="landscape" fo:margin-top="6.8cm" fo:margin-bottom="2cm" fo:margin-left="5.00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16:36:36.703374635</meta:creation-date>
    <meta:editing-cycles>1</meta:editing-cycles>
    <meta:editing-duration>P0D</meta:editing-duration>
    <meta:generator>LibreOffice/4.2.8.2$Linux_X86_64 LibreOffice_project/420m0$Build-2</meta:generator>
    <meta:document-statistic meta:table-count="0" meta:image-count="0" meta:object-count="0" meta:page-count="3" meta:paragraph-count="9" meta:word-count="85" meta:character-count="729" meta:non-whitespace-character-count="653"/>
  </office:meta>
</office:document-meta>
</file>